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296.6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29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ection 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1187553" calcext:value-type="float">
            <text:p>11187553</text:p>
          </table:table-cell>
          <table:table-cell office:value-type="string" calcext:value-type="string">
            <text:p>Arjon,Rocio</text:p>
          </table:table-cell>
          <table:table-cell office:value-type="string" calcext:value-type="string">
            <text:p>UGRM - Undergraduate Remedial - Biological Science/Systems Ph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39137" calcext:value-type="float">
            <text:p>11239137</text:p>
          </table:table-cell>
          <table:table-cell office:value-type="string" calcext:value-type="string">
            <text:p>Awil,Asha</text:p>
          </table:table-cell>
          <table:table-cell office:value-type="string" calcext:value-type="string">
            <text:p>UGRM - Undergraduate Remedial - Biolog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69782" calcext:value-type="float">
            <text:p>11169782</text:p>
          </table:table-cell>
          <table:table-cell office:value-type="string" calcext:value-type="string">
            <text:p>Bach,Alvin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92584" calcext:value-type="float">
            <text:p>11192584</text:p>
          </table:table-cell>
          <table:table-cell office:value-type="string" calcext:value-type="string">
            <text:p>Buenfil,Eduardo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94230" calcext:value-type="float">
            <text:p>10994230</text:p>
          </table:table-cell>
          <table:table-cell office:value-type="string" calcext:value-type="string">
            <text:p>Chang,Stacey Kanshia</text:p>
          </table:table-cell>
          <table:table-cell office:value-type="string" calcext:value-type="string">
            <text:p>UGRM - Undergraduate Remedial - Health Science/Health Servic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108644" calcext:value-type="float">
            <text:p>10108644</text:p>
          </table:table-cell>
          <table:table-cell office:value-type="string" calcext:value-type="string">
            <text:p>Cooper,Kelyn Ashley</text:p>
          </table:table-cell>
          <table:table-cell office:value-type="string" calcext:value-type="string">
            <text:p>UGRM - Undergraduate Remedial - Dance BFA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1290344" calcext:value-type="float">
            <text:p>11290344</text:p>
          </table:table-cell>
          <table:table-cell office:value-type="string" calcext:value-type="string">
            <text:p>Cruz Garcia,Yesenia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07777" calcext:value-type="float">
            <text:p>11307777</text:p>
          </table:table-cell>
          <table:table-cell office:value-type="string" calcext:value-type="string">
            <text:p>Delgadillo,Joel</text:p>
          </table:table-cell>
          <table:table-cell office:value-type="string" calcext:value-type="string">
            <text:p>UGRM - Undergraduate Remedial - English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48202" calcext:value-type="float">
            <text:p>11148202</text:p>
          </table:table-cell>
          <table:table-cell office:value-type="string" calcext:value-type="string">
            <text:p>Diaz,Pablo Gabriel</text:p>
          </table:table-cell>
          <table:table-cell office:value-type="string" calcext:value-type="string">
            <text:p>UGRM - Undergraduate Remedial - Psych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99642" calcext:value-type="float">
            <text:p>10899642</text:p>
          </table:table-cell>
          <table:table-cell office:value-type="string" calcext:value-type="string">
            <text:p>Doyle,Nathan Curtis</text:p>
          </table:table-cell>
          <table:table-cell office:value-type="string" calcext:value-type="string">
            <text:p>UGRM - Undergraduate Remedial - English/Creative Writ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91621" calcext:value-type="float">
            <text:p>10891621</text:p>
          </table:table-cell>
          <table:table-cell office:value-type="string" calcext:value-type="string">
            <text:p>Frazier,Tierra R</text:p>
          </table:table-cell>
          <table:table-cell office:value-type="string" calcext:value-type="string">
            <text:p>UGRM - Undergraduate Remedial - Forensic Science/Bi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50667" calcext:value-type="float">
            <text:p>10950667</text:p>
          </table:table-cell>
          <table:table-cell office:value-type="string" calcext:value-type="string">
            <text:p>Fuentes,Sindi Ixalin</text:p>
          </table:table-cell>
          <table:table-cell office:value-type="string" calcext:value-type="string">
            <text:p>UGRM - Undergraduate Remedial - Liberal Stud (Teach Prep-Mult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08140" calcext:value-type="float">
            <text:p>11008140</text:p>
          </table:table-cell>
          <table:table-cell office:value-type="string" calcext:value-type="string">
            <text:p>Gonzalez Lorenzo,Hayde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30387" calcext:value-type="float">
            <text:p>10930387</text:p>
          </table:table-cell>
          <table:table-cell office:value-type="string" calcext:value-type="string">
            <text:p>Hafoka,Fa-Ko-Fieme'a Huddleston</text:p>
          </table:table-cell>
          <table:table-cell office:value-type="string" calcext:value-type="string">
            <text:p>UGRM - Undergraduate Remedial - Biolog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41853" calcext:value-type="float">
            <text:p>10941853</text:p>
          </table:table-cell>
          <table:table-cell office:value-type="string" calcext:value-type="string">
            <text:p>Hernandez,Jessica Marie</text:p>
          </table:table-cell>
          <table:table-cell office:value-type="string" calcext:value-type="string">
            <text:p>UGRM - Undergraduate Remedial - Public Relation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07521" calcext:value-type="float">
            <text:p>11207521</text:p>
          </table:table-cell>
          <table:table-cell office:value-type="string" calcext:value-type="string">
            <text:p>Hippler,Jessica Leann</text:p>
          </table:table-cell>
          <table:table-cell office:value-type="string" calcext:value-type="string">
            <text:p>UGRM - Undergraduate Remedial - Justice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74890" calcext:value-type="float">
            <text:p>10874890</text:p>
          </table:table-cell>
          <table:table-cell office:value-type="string" calcext:value-type="string">
            <text:p>James,Carlie Ksenia</text:p>
          </table:table-cell>
          <table:table-cell office:value-type="string" calcext:value-type="string">
            <text:p>UGRM - Undergraduate Remedial - Graphic Desig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16209" calcext:value-type="float">
            <text:p>11116209</text:p>
          </table:table-cell>
          <table:table-cell office:value-type="string" calcext:value-type="string">
            <text:p>Le-Nhu,Cindy Nguyen-Huong</text:p>
          </table:table-cell>
          <table:table-cell office:value-type="string" calcext:value-type="string">
            <text:p>UGRM - Undergraduate Remedial - English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487281" calcext:value-type="float">
            <text:p>11487281</text:p>
          </table:table-cell>
          <table:table-cell office:value-type="string" calcext:value-type="string">
            <text:p>Lojera,Karen</text:p>
          </table:table-cell>
          <table:table-cell office:value-type="string" calcext:value-type="string">
            <text:p>UGRM - Undergraduate Remedial - Kinesi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95521" calcext:value-type="float">
            <text:p>10895521</text:p>
          </table:table-cell>
          <table:table-cell office:value-type="string" calcext:value-type="string">
            <text:p>Loomis,Madison Elizabeth</text:p>
          </table:table-cell>
          <table:table-cell office:value-type="string" calcext:value-type="string">
            <text:p>UGRM - Undergraduate Remedial - Journalism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66784" calcext:value-type="float">
            <text:p>11366784</text:p>
          </table:table-cell>
          <table:table-cell office:value-type="string" calcext:value-type="string">
            <text:p>Lopez,Oscar Ivan</text:p>
          </table:table-cell>
          <table:table-cell office:value-type="string" calcext:value-type="string">
            <text:p>UGRM - Undergraduate Remedial - Global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74007" calcext:value-type="float">
            <text:p>11174007</text:p>
          </table:table-cell>
          <table:table-cell office:value-type="string" calcext:value-type="string">
            <text:p>Maravilla,Adriel Alexander</text:p>
          </table:table-cell>
          <table:table-cell office:value-type="string" calcext:value-type="string">
            <text:p>UGRM - Undergraduate Remedial - Histor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97112" calcext:value-type="float">
            <text:p>11097112</text:p>
          </table:table-cell>
          <table:table-cell office:value-type="string" calcext:value-type="string">
            <text:p>Montes-Romero,Aylin</text:p>
          </table:table-cell>
          <table:table-cell office:value-type="string" calcext:value-type="string">
            <text:p>UGRM - Undergraduate Remedial - Child Adol Dv(Teach Prep-Mult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72516" calcext:value-type="float">
            <text:p>11072516</text:p>
          </table:table-cell>
          <table:table-cell office:value-type="string" calcext:value-type="string">
            <text:p>Navarro Parra,Christian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25239" calcext:value-type="float">
            <text:p>10925239</text:p>
          </table:table-cell>
          <table:table-cell office:value-type="string" calcext:value-type="string">
            <text:p>Pena,Octavio</text:p>
          </table:table-cell>
          <table:table-cell office:value-type="string" calcext:value-type="string">
            <text:p>UGRM - Undergraduate Remedial - Psych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04232" calcext:value-type="float">
            <text:p>11204232</text:p>
          </table:table-cell>
          <table:table-cell office:value-type="string" calcext:value-type="string">
            <text:p>Prakasha,Amrutha</text:p>
          </table:table-cell>
          <table:table-cell office:value-type="string" calcext:value-type="string">
            <text:p>UGRM - Undergraduate Remedial - Psych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59706" calcext:value-type="float">
            <text:p>10859706</text:p>
          </table:table-cell>
          <table:table-cell office:value-type="string" calcext:value-type="string">
            <text:p>Ramos,Yasmeen</text:p>
          </table:table-cell>
          <table:table-cell office:value-type="string" calcext:value-type="string">
            <text:p>UGRM - Undergraduate Remedial - Child and Adolescent Develpmn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67030" calcext:value-type="float">
            <text:p>11067030</text:p>
          </table:table-cell>
          <table:table-cell office:value-type="string" calcext:value-type="string">
            <text:p>Rios,Michael Joseph</text:p>
          </table:table-cell>
          <table:table-cell office:value-type="string" calcext:value-type="string">
            <text:p>UGRM - Undergraduate Remedial - Global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86534" calcext:value-type="float">
            <text:p>10986534</text:p>
          </table:table-cell>
          <table:table-cell office:value-type="string" calcext:value-type="string">
            <text:p>Soto I,Jordan Anthony</text:p>
          </table:table-cell>
          <table:table-cell office:value-type="string" calcext:value-type="string">
            <text:p>UGRM - Undergraduate Remedial - Polit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table:style-name="ce3" office:value-type="float" office:value="10849137" calcext:value-type="float">
            <text:p>10849137</text:p>
          </table:table-cell>
          <table:table-cell table:style-name="ce3" office:value-type="string" calcext:value-type="string">
            <text:p>Williams,Carlie Rae</text:p>
          </table:table-cell>
          <table:table-cell table:style-name="ce3" office:value-type="string" calcext:value-type="string">
            <text:p>UGRM - Undergraduate Remedial - Industrial Design</text:p>
          </table:table-cell>
          <table:table-cell table:style-name="ce3" office:value-type="string" calcext:value-type="string">
            <text:p>Freshman</text:p>
          </table:table-cell>
        </table:table-row>
      </table:table>
      <table:table table:name="Section 02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1148293" calcext:value-type="float">
            <text:p>11148293</text:p>
          </table:table-cell>
          <table:table-cell office:value-type="string" calcext:value-type="string">
            <text:p>Alvarado,Clarissa</text:p>
          </table:table-cell>
          <table:table-cell office:value-type="string" calcext:value-type="string">
            <text:p>UGRM - Undergraduate Remedial - Chemistry/Biochemistr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55725" calcext:value-type="float">
            <text:p>11255725</text:p>
          </table:table-cell>
          <table:table-cell office:value-type="string" calcext:value-type="string">
            <text:p>Anchondo,Mario Francisco</text:p>
          </table:table-cell>
          <table:table-cell office:value-type="string" calcext:value-type="string">
            <text:p>UGRM - Undergraduate Remedial - Industrial Tech/Comp Electrn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53974" calcext:value-type="float">
            <text:p>11153974</text:p>
          </table:table-cell>
          <table:table-cell office:value-type="string" calcext:value-type="string">
            <text:p>Arias I,Estefani</text:p>
          </table:table-cell>
          <table:table-cell office:value-type="string" calcext:value-type="string">
            <text:p>UGRM - Undergraduate Remedial - Biolog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64470" calcext:value-type="float">
            <text:p>11364470</text:p>
          </table:table-cell>
          <table:table-cell office:value-type="string" calcext:value-type="string">
            <text:p>Ayala,Juan Alberto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08846" calcext:value-type="float">
            <text:p>10908846</text:p>
          </table:table-cell>
          <table:table-cell office:value-type="string" calcext:value-type="string">
            <text:p>Busarelo,Ilseh Abigail</text:p>
          </table:table-cell>
          <table:table-cell office:value-type="string" calcext:value-type="string">
            <text:p>UGRM - Undergraduate Remedial - Spanish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51331" calcext:value-type="float">
            <text:p>11251331</text:p>
          </table:table-cell>
          <table:table-cell office:value-type="string" calcext:value-type="string">
            <text:p>Cisneros Palacios,Kattia De Los Angeles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30418" calcext:value-type="float">
            <text:p>11130418</text:p>
          </table:table-cell>
          <table:table-cell office:value-type="string" calcext:value-type="string">
            <text:p>Contreras I,Sandra Lizette</text:p>
          </table:table-cell>
          <table:table-cell office:value-type="string" calcext:value-type="string">
            <text:p>UGRM - Undergraduate Remedial - Liberal Stud (Teach Prep-Mult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57480" calcext:value-type="float">
            <text:p>11257480</text:p>
          </table:table-cell>
          <table:table-cell office:value-type="string" calcext:value-type="string">
            <text:p>Cunningham,Jackson Everett Kenneth</text:p>
          </table:table-cell>
          <table:table-cell office:value-type="string" calcext:value-type="string">
            <text:p>UGRM - Undergraduate Remedial - Radio-Television-Film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04102" calcext:value-type="float">
            <text:p>11204102</text:p>
          </table:table-cell>
          <table:table-cell office:value-type="string" calcext:value-type="string">
            <text:p>De La Hoya,Jasmine Julia</text:p>
          </table:table-cell>
          <table:table-cell office:value-type="string" calcext:value-type="string">
            <text:p>UGRM - Undergraduate Remedial - Art/Digital Media Ar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26838" calcext:value-type="float">
            <text:p>10926838</text:p>
          </table:table-cell>
          <table:table-cell office:value-type="string" calcext:value-type="string">
            <text:p>Deol,Herman Singh</text:p>
          </table:table-cell>
          <table:table-cell office:value-type="string" calcext:value-type="string">
            <text:p>UGRM - Undergraduate Remedial - Industrial &amp; Systems Engineeri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450491" calcext:value-type="float">
            <text:p>11450491</text:p>
          </table:table-cell>
          <table:table-cell office:value-type="string" calcext:value-type="string">
            <text:p>Donaldson,Kristopher Marc</text:p>
          </table:table-cell>
          <table:table-cell office:value-type="string" calcext:value-type="string">
            <text:p>UGRM - Undergraduate Remedial - Econom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77911" calcext:value-type="float">
            <text:p>11077911</text:p>
          </table:table-cell>
          <table:table-cell office:value-type="string" calcext:value-type="string">
            <text:p>Fakatene I,Pou Heilala O'latai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79368" calcext:value-type="float">
            <text:p>11379368</text:p>
          </table:table-cell>
          <table:table-cell office:value-type="string" calcext:value-type="string">
            <text:p>Fong,Anna</text:p>
          </table:table-cell>
          <table:table-cell office:value-type="string" calcext:value-type="string">
            <text:p>UGRM - Undergraduate Remedial - Biolog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79319" calcext:value-type="float">
            <text:p>10979319</text:p>
          </table:table-cell>
          <table:table-cell office:value-type="string" calcext:value-type="string">
            <text:p>Fountain,Victoria Karen</text:p>
          </table:table-cell>
          <table:table-cell office:value-type="string" calcext:value-type="string">
            <text:p>UGRM - Undergraduate Remedial - Psych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54376" calcext:value-type="float">
            <text:p>10854376</text:p>
          </table:table-cell>
          <table:table-cell office:value-type="string" calcext:value-type="string">
            <text:p>Grant,Dominique Alliah</text:p>
          </table:table-cell>
          <table:table-cell office:value-type="string" calcext:value-type="string">
            <text:p>UGD - Undergraduate Degree - Biolog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61327" calcext:value-type="float">
            <text:p>10961327</text:p>
          </table:table-cell>
          <table:table-cell office:value-type="string" calcext:value-type="string">
            <text:p>Harris,Alexis Andrea</text:p>
          </table:table-cell>
          <table:table-cell office:value-type="string" calcext:value-type="string">
            <text:p>UGRM - Undergraduate Remedial - Athletic Train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08872" calcext:value-type="float">
            <text:p>10908872</text:p>
          </table:table-cell>
          <table:table-cell office:value-type="string" calcext:value-type="string">
            <text:p>Kyubwa,Destine Gertride</text:p>
          </table:table-cell>
          <table:table-cell office:value-type="string" calcext:value-type="string">
            <text:p>UGRM - Undergraduate Remedial - Business Administration/Marke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73496" calcext:value-type="float">
            <text:p>11273496</text:p>
          </table:table-cell>
          <table:table-cell office:value-type="string" calcext:value-type="string">
            <text:p>Loza,Soledad Jazmin</text:p>
          </table:table-cell>
          <table:table-cell office:value-type="string" calcext:value-type="string">
            <text:p>UGRM - Undergraduate Remedial - Behavior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81382" calcext:value-type="float">
            <text:p>11081382</text:p>
          </table:table-cell>
          <table:table-cell office:value-type="string" calcext:value-type="string">
            <text:p>McCarthy,E.J.</text:p>
          </table:table-cell>
          <table:table-cell office:value-type="string" calcext:value-type="string">
            <text:p>UGRM - Undergraduate Remedial - English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63810" calcext:value-type="float">
            <text:p>10963810</text:p>
          </table:table-cell>
          <table:table-cell office:value-type="string" calcext:value-type="string">
            <text:p>McIntee,Kathleen Marie</text:p>
          </table:table-cell>
          <table:table-cell office:value-type="string" calcext:value-type="string">
            <text:p>UGD - Undergraduate Degree - Kinesi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94733" calcext:value-type="float">
            <text:p>11094733</text:p>
          </table:table-cell>
          <table:table-cell office:value-type="string" calcext:value-type="string">
            <text:p>Mendoza Ortiz,Itzel</text:p>
          </table:table-cell>
          <table:table-cell office:value-type="string" calcext:value-type="string">
            <text:p>UGRM - Undergraduate Remedial - Civil Engineer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22561" calcext:value-type="float">
            <text:p>10922561</text:p>
          </table:table-cell>
          <table:table-cell office:value-type="string" calcext:value-type="string">
            <text:p>Munoz,Noah Christian</text:p>
          </table:table-cell>
          <table:table-cell office:value-type="string" calcext:value-type="string">
            <text:p>UGRM - Undergraduate Remedial - Kinesi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63563" calcext:value-type="float">
            <text:p>10963563</text:p>
          </table:table-cell>
          <table:table-cell office:value-type="string" calcext:value-type="string">
            <text:p>Nguyen,Ryan Le</text:p>
          </table:table-cell>
          <table:table-cell office:value-type="string" calcext:value-type="string">
            <text:p>UGRM - Undergraduate Remedial - Business Administration/Marke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21521" calcext:value-type="float">
            <text:p>10921521</text:p>
          </table:table-cell>
          <table:table-cell office:value-type="string" calcext:value-type="string">
            <text:p>Pai,Sachin Krishna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77404" calcext:value-type="float">
            <text:p>11077404</text:p>
          </table:table-cell>
          <table:table-cell office:value-type="string" calcext:value-type="string">
            <text:p>Prieto,Luis Fernando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58663" calcext:value-type="float">
            <text:p>11258663</text:p>
          </table:table-cell>
          <table:table-cell office:value-type="string" calcext:value-type="string">
            <text:p>Stovall,Hannah Marie</text:p>
          </table:table-cell>
          <table:table-cell office:value-type="string" calcext:value-type="string">
            <text:p>UGRM - Undergraduate Remedial - Graphic Desig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35263" calcext:value-type="float">
            <text:p>11235263</text:p>
          </table:table-cell>
          <table:table-cell office:value-type="string" calcext:value-type="string">
            <text:p>Sykes,Courtney Alicia</text:p>
          </table:table-cell>
          <table:table-cell office:value-type="string" calcext:value-type="string">
            <text:p>UGRM - Undergraduate Remedial - Biological Science/Systems Ph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537877" calcext:value-type="float">
            <text:p>11537877</text:p>
          </table:table-cell>
          <table:table-cell office:value-type="string" calcext:value-type="string">
            <text:p>Ubhi,Nardeep Kaur</text:p>
          </table:table-cell>
          <table:table-cell office:value-type="string" calcext:value-type="string">
            <text:p>UGD - Undergraduate Degree - Business Admin/Acctg Info Sy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table:style-name="ce3" office:value-type="float" office:value="10968828" calcext:value-type="float">
            <text:p>10968828</text:p>
          </table:table-cell>
          <table:table-cell table:style-name="ce3" office:value-type="string" calcext:value-type="string">
            <text:p>Vasquez Perez,Jenifer Denisse</text:p>
          </table:table-cell>
          <table:table-cell table:style-name="ce3" office:value-type="string" calcext:value-type="string">
            <text:p>UGRM - Undergraduate Remedial - Biological Science</text:p>
          </table:table-cell>
          <table:table-cell table:style-name="ce3" office:value-type="string" calcext:value-type="string">
            <text:p>Freshman</text:p>
          </table:table-cell>
        </table:table-row>
      </table:table>
      <table:named-expressions>
        <table:named-range table:name="HTML_1" table:base-cell-address="$'Section 01'.$A$1" table:cell-range-address=".$A$1:.$D$31"/>
        <table:named-range table:name="HTML_all" table:base-cell-address="$'Section 01'.$A$1" table:cell-range-address=".$A$1:.$D$31"/>
        <table:named-expression table:name="HTML_tables" table:base-cell-address="$'Section 01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7:58:32.417235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2T18:00:01.401482109</dc:date>
    <meta:editing-duration>PT3M37S</meta:editing-duration>
    <meta:editing-cycles>4</meta:editing-cycles>
    <meta:generator>LibreOffice/5.1.4.2$Linux_X86_64 LibreOffice_project/10m0$Build-2</meta:generator>
    <meta:document-statistic meta:table-count="2" meta:cell-count="244" meta:object-count="0"/>
  </office:meta>
</office:document-meta>
</file>